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7d798" officeooo:paragraph-rsid="00191dc5"/>
    </style:style>
    <style:style style:name="P2" style:family="paragraph" style:parent-style-name="Standard">
      <style:paragraph-properties fo:text-align="justify" style:justify-single-word="false"/>
      <style:text-properties officeooo:rsid="0017d798" officeooo:paragraph-rsid="00184f30"/>
    </style:style>
    <style:style style:name="P3" style:family="paragraph" style:parent-style-name="Standard">
      <style:paragraph-properties fo:text-align="justify" style:justify-single-word="false"/>
      <style:text-properties officeooo:rsid="0017d798" officeooo:paragraph-rsid="0017d798"/>
    </style:style>
    <style:style style:name="P4" style:family="paragraph" style:parent-style-name="Standard">
      <style:paragraph-properties fo:text-align="center" style:justify-single-word="false"/>
      <style:text-properties fo:font-weight="bold" officeooo:rsid="0017d798" officeooo:paragraph-rsid="0017d798" style:font-weight-asian="bold" style:font-weight-complex="bold"/>
    </style:style>
    <style:style style:name="P5" style:family="paragraph" style:parent-style-name="Standard">
      <style:paragraph-properties fo:text-align="justify" style:justify-single-word="false"/>
      <style:text-properties fo:font-weight="bold" officeooo:rsid="00191dc5" officeooo:paragraph-rsid="00191dc5" style:font-weight-asian="bold" style:font-weight-complex="bold"/>
    </style:style>
    <style:style style:name="P6" style:family="paragraph" style:parent-style-name="Standard">
      <style:paragraph-properties fo:text-align="justify" style:justify-single-word="false"/>
      <style:text-properties fo:font-weight="bold" officeooo:rsid="0019e7ab" officeooo:paragraph-rsid="0019e7ab" style:font-weight-asian="bold" style:font-weight-complex="bold"/>
    </style:style>
    <style:style style:name="P7" style:family="paragraph" style:parent-style-name="Standard">
      <style:paragraph-properties fo:text-align="justify" style:justify-single-word="false"/>
      <style:text-properties officeooo:rsid="00184f30" officeooo:paragraph-rsid="00184f30"/>
    </style:style>
    <style:style style:name="P8" style:family="paragraph" style:parent-style-name="Standard">
      <style:paragraph-properties fo:text-align="justify" style:justify-single-word="false"/>
      <style:text-properties officeooo:rsid="00191dc5" officeooo:paragraph-rsid="00191dc5"/>
    </style:style>
    <style:style style:name="P9" style:family="paragraph" style:parent-style-name="Standard">
      <style:paragraph-properties fo:text-align="justify" style:justify-single-word="false"/>
      <style:text-properties officeooo:rsid="0019e7ab" officeooo:paragraph-rsid="00191dc5"/>
    </style:style>
    <style:style style:name="P10" style:family="paragraph" style:parent-style-name="Standard">
      <style:paragraph-properties fo:text-align="justify" style:justify-single-word="false"/>
      <style:text-properties fo:font-weight="normal" officeooo:rsid="0019e7ab" officeooo:paragraph-rsid="001a91b5" style:font-weight-asian="normal" style:font-weight-complex="normal"/>
    </style:style>
    <style:style style:name="P11" style:family="paragraph" style:parent-style-name="Standard">
      <style:paragraph-properties fo:text-align="justify" style:justify-single-word="false"/>
      <style:text-properties fo:color="#000000" fo:font-weight="normal" officeooo:rsid="001b7b4a" officeooo:paragraph-rsid="001b7b4a" style:font-weight-asian="normal" style:font-weight-complex="normal"/>
    </style:style>
    <style:style style:name="P12" style:family="paragraph" style:parent-style-name="Standard">
      <style:paragraph-properties fo:text-align="justify" style:justify-single-word="false"/>
      <style:text-properties fo:color="#000000" fo:font-weight="normal" officeooo:rsid="001cd122" officeooo:paragraph-rsid="001cd122" style:font-weight-asian="normal" style:font-weight-complex="normal"/>
    </style:style>
    <style:style style:name="P13" style:family="paragraph" style:parent-style-name="Standard">
      <style:paragraph-properties fo:text-align="justify" style:justify-single-word="false"/>
      <style:text-properties fo:color="#000000" fo:font-weight="normal" officeooo:rsid="001f3b63" officeooo:paragraph-rsid="001f3b63" style:font-weight-asian="normal" style:font-weight-complex="normal"/>
    </style:style>
    <style:style style:name="P14" style:family="paragraph" style:parent-style-name="Standard">
      <style:paragraph-properties fo:text-align="justify" style:justify-single-word="false"/>
      <style:text-properties fo:color="#000000" fo:font-weight="normal" officeooo:rsid="0020d595" officeooo:paragraph-rsid="0020d595" style:font-weight-asian="normal" style:font-weight-complex="normal"/>
    </style:style>
    <style:style style:name="P15" style:family="paragraph" style:parent-style-name="Standard">
      <style:paragraph-properties fo:text-align="justify" style:justify-single-word="false"/>
      <style:text-properties fo:color="#000000" fo:font-weight="bold" officeooo:rsid="001cd122" officeooo:paragraph-rsid="001cd122" style:font-weight-asian="bold" style:font-weight-complex="bold"/>
    </style:style>
    <style:style style:name="P16" style:family="paragraph" style:parent-style-name="Standard">
      <style:paragraph-properties fo:text-align="justify" style:justify-single-word="false"/>
      <style:text-properties fo:color="#000000" fo:font-weight="bold" officeooo:rsid="001f3b63" officeooo:paragraph-rsid="001f3b63" style:font-weight-asian="bold" style:font-weight-complex="bold"/>
    </style:style>
    <style:style style:name="P17" style:family="paragraph" style:parent-style-name="Standard">
      <style:paragraph-properties fo:text-align="justify" style:justify-single-word="false"/>
      <style:text-properties fo:color="#000000" fo:font-weight="bold" officeooo:rsid="0020d595" officeooo:paragraph-rsid="0020d595" style:font-weight-asian="bold" style:font-weight-complex="bold"/>
    </style:style>
    <style:style style:name="P18" style:family="paragraph" style:parent-style-name="Standard">
      <style:paragraph-properties fo:text-align="justify" style:justify-single-word="false"/>
      <style:text-properties fo:color="#000000" fo:font-weight="bold" officeooo:rsid="002a1ec2" officeooo:paragraph-rsid="002a1ec2" style:font-weight-asian="bold" style:font-weight-complex="bold"/>
    </style:style>
    <style:style style:name="P19" style:family="paragraph" style:parent-style-name="Standard">
      <style:paragraph-properties fo:text-align="justify" style:justify-single-word="false"/>
      <style:text-properties fo:color="#000000" fo:font-style="italic" fo:font-weight="normal" officeooo:rsid="002a1ec2" officeooo:paragraph-rsid="002a1ec2"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color="#000000" fo:font-style="italic" fo:font-weight="normal" officeooo:rsid="002a8246" officeooo:paragraph-rsid="002a8246" style:font-style-asian="italic" style:font-weight-asian="normal" style:font-style-complex="italic" style:font-weight-complex="normal"/>
    </style:style>
    <style:style style:name="T1" style:family="text">
      <style:text-properties officeooo:rsid="00184f30"/>
    </style:style>
    <style:style style:name="T2" style:family="text">
      <style:text-properties officeooo:rsid="00191dc5"/>
    </style:style>
    <style:style style:name="T3" style:family="text">
      <style:text-properties fo:font-style="italic" style:font-style-asian="italic" style:font-style-complex="italic"/>
    </style:style>
    <style:style style:name="T4" style:family="text">
      <style:text-properties fo:font-style="italic" officeooo:rsid="001a91b5"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a91b5" style:font-style-asian="normal" style:font-style-complex="normal"/>
    </style:style>
    <style:style style:name="T7" style:family="text">
      <style:text-properties fo:font-style="normal" officeooo:rsid="001b687b" style:font-style-asian="normal" style:font-style-complex="normal"/>
    </style:style>
    <style:style style:name="T8" style:family="text">
      <style:text-properties fo:font-style="normal" officeooo:rsid="001c59ef" style:font-style-asian="normal" style:font-style-complex="normal"/>
    </style:style>
    <style:style style:name="T9" style:family="text">
      <style:text-properties fo:font-style="normal" officeooo:rsid="001cd122" style:font-style-asian="normal" style:font-style-complex="normal"/>
    </style:style>
    <style:style style:name="T10" style:family="text">
      <style:text-properties fo:color="#ff3333" fo:font-style="normal" officeooo:rsid="001b687b" style:font-style-asian="normal" style:font-style-complex="normal"/>
    </style:style>
    <style:style style:name="T11" style:family="text">
      <style:text-properties officeooo:rsid="001b7b4a"/>
    </style:style>
    <style:style style:name="T12" style:family="text">
      <style:text-properties officeooo:rsid="001c59ef"/>
    </style:style>
    <style:style style:name="T13" style:family="text">
      <style:text-properties officeooo:rsid="0020d595"/>
    </style:style>
    <style:style style:name="T14" style:family="text">
      <style:text-properties officeooo:rsid="002346d1"/>
    </style:style>
    <style:style style:name="T15" style:family="text">
      <style:text-properties officeooo:rsid="0025954a"/>
    </style:style>
    <style:style style:name="T16" style:family="text">
      <style:text-properties officeooo:rsid="002711a7"/>
    </style:style>
    <style:style style:name="T17" style:family="text">
      <style:text-properties officeooo:rsid="002d7809"/>
    </style:style>
    <style:style style:name="T18" style:family="text">
      <style:text-properties officeooo:rsid="00304a54"/>
    </style:style>
    <style:style style:name="T19" style:family="text">
      <style:text-properties officeooo:rsid="00317d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am Project <text:s/>– 2D Game Engine</text:p>
      <text:p text:style-name="P4"/>
      <text:p text:style-name="P5">Description</text:p>
      <text:p text:style-name="P1">The goal of our project is to write a simple, fast <text:span text:style-name="T2">and open-source</text:span> 2D Game Engine, that would provide all tools and components necessary to code any type of a 2D game. We intend to separate the user from the low-level programming aspects of game development (such as <text:span text:style-name="T1">direct interaction with the renderer) and create a beginner-friendly environment that will allow anyone with a basic knowledge of programming to make their very first game, thanks to a wide variety of useful interfaces.</text:span></text:p>
      <text:p text:style-name="P2"/>
      <text:p text:style-name="P2"><text:span text:style-name="T1">The interfaces we will provide include (but are not limited to):</text:span></text:p>
      <text:p text:style-name="P3">- <text:span text:style-name="T1">input/output management,</text:span></text:p>
      <text:p text:style-name="P3">- <text:span text:style-name="T1">rendering,</text:span></text:p>
      <text:p text:style-name="P3">- <text:span text:style-name="T1">audio system,</text:span></text:p>
      <text:p text:style-name="P3">- <text:span text:style-name="T1">entity physics and movement,</text:span></text:p>
      <text:p text:style-name="P7">- generic entity types definitions (such as player, enemy, obstacle, floor) <text:span text:style-name="T13">and their behaviors / interactions</text:span>,</text:p>
      <text:p text:style-name="P7">- <text:span text:style-name="T15">game camera,</text:span></text:p>
      <text:p text:style-name="P7">- <text:span text:style-name="T11">sprites and their animations,</text:span></text:p>
      <text:p text:style-name="P7">- level editor,</text:p>
      <text:p text:style-name="P7">- customizable UI,</text:p>
      <text:p text:style-name="P7">- <text:span text:style-name="T19">tracking player's stats and </text:span>saving <text:span text:style-name="T18">game</text:span> progress,</text:p>
      <text:p text:style-name="P3">- <text:span text:style-name="T1">keyboards and mouse settings,</text:span></text:p>
      <text:p text:style-name="P3">- <text:span text:style-name="T1">custom resolution and level map size,</text:span></text:p>
      <text:p text:style-name="P3"/>
      <text:p text:style-name="P8">In addition to that, we wish to maintain high flexibility, so that more advanced coders can write their own interfaces derived from ours a<text:span text:style-name="T16">n</text:span>d integrate existing third-party libraries and frameworks of their choice <text:span text:style-name="T16">into our engine</text:span>.</text:p>
      <text:p text:style-name="P9"/>
      <text:p text:style-name="P6">Language, <text:span text:style-name="T12">libraries</text:span> and tools</text:p>
      <text:p text:style-name="P10">Since we are still in early phases of the project, it is hard to determine what language we are going to code our engine in. As of now, our top picks are Java and C++. </text:p>
      <text:p text:style-name="P10">Should we decide on the former, we plan on using <text:span text:style-name="T3">LWJGL </text:span><text:span text:style-name="T5">(Lightweight Java Game Library) - a library providing bindings to various C libraries (such as OpenGL and OpenAL) in Java. The main advantages of Java are its versatility and popularity among beginners – obviously a huge consideration, given that we wish to create an easily accessible tool . The cross-platform aspect would also spare us a lot of headaches (as there would be no need for dozens of </text:span><text:span text:style-name="T3">#ifdef's</text:span><text:span text:style-name="T5"> checking the OS).</text:span></text:p>
      <text:p text:style-name="P10"><text:span text:style-name="T5">However, an important fact to keep in mind is that C++ is definitely faster than Java and in case of more </text:span><text:span text:style-name="T6">resource consuming components (e.g. advanced physics) it could make a tremendous difference when it comes to performance. As for C++, we are considering </text:span><text:span text:style-name="T4">SDL </text:span><text:span text:style-name="T6">(Simple DirectMedia Layer) – a library providing low-level access to audio, keyboard, mouse and graphics via OpenGL and Direct3D. Another library worth taking a look at is </text:span><text:span text:style-name="T4">SFML </text:span><text:span text:style-name="T6">(Simple and Fast Multimedia Library), which is certainly not as low-level as SDL – and that could be eithe</text:span><text:span text:style-name="T7">r an advantage or a disadvantage. </text:span><text:span text:style-name="T10">FIXME: qt? </text:span></text:p>
      <text:p text:style-name="P11"><text:span text:style-name="T5">Advanced </text:span><text:span text:style-name="T8">game </text:span><text:span text:style-name="T5">physics could be </text:span><text:span text:style-name="T8">achieved using</text:span><text:span text:style-name="T5"> </text:span><text:span text:style-name="T3">Box2D</text:span><text:span text:style-name="T5"> (or its Java port), </text:span><text:span text:style-name="T9">as writing a custom physics engine (that does not boil down to simple box collisions) would be insanely time consuming and could very well be its own project.</text:span></text:p>
      <text:p text:style-name="P11"/>
      <text:p text:style-name="P16">Documentation</text:p>
      <text:p text:style-name="P13">We aim to document our engine to the best of our ability, <text:span text:style-name="T13">making sure</text:span> tha<text:span text:style-name="T13">t there is no confusion about the use of any components or features and so that the user knows what exactly they are </text:span><text:soft-page-break/><text:span text:style-name="T13">working with.</text:span></text:p>
      <text:p text:style-name="P13"/>
      <text:p text:style-name="P17">Sample Game</text:p>
      <text:p text:style-name="P14">The source code for a simple game project will be attached to our engine (and it will also serve as a demonstration for our univeristy classes), giving the user a peak into <text:span text:style-name="T14">how everything is to be set up</text:span>, as we believe that it is crucial to <text:span text:style-name="T14">provide </text:span>practical exa<text:span text:style-name="T14">mples for beginners and not have them rely on documentation alone. </text:span></text:p>
      <text:p text:style-name="P14"/>
      <text:p text:style-name="P18">Useful links</text:p>
      <text:p text:style-name="P19">Game Engine Concepts - <text:a xlink:type="simple" xlink:href="https://hackernoon.com/build-a-game-engine-from-scratch-in-c" text:style-name="Internet_20_link" text:visited-style-name="Visited_20_Internet_20_Link">https://hackernoon.com/build-a-game-engine-from-scratch-in-c</text:a></text:p>
      <text:p text:style-name="P19">Code a 2D Game Engine using Java - <text:a xlink:type="simple" xlink:href="https://www.youtube.com/watch?v=025QFeZfeyM" text:style-name="Internet_20_link" text:visited-style-name="Visited_20_Internet_20_Link">https://www.youtube.com/watch?v=025QFeZfeyM</text:a></text:p>
      <text:p text:style-name="P19">Lightweight Java Game Library - <text:a xlink:type="simple" xlink:href="https://www.lwjgl.org/" text:style-name="Internet_20_link" text:visited-style-name="Visited_20_Internet_20_Link">https://www.lwjgl.org/</text:a></text:p>
      <text:p text:style-name="P19">Simple DirectMedia Layer - <text:a xlink:type="simple" xlink:href="https://www.libsdl.org/" text:style-name="Internet_20_link" text:visited-style-name="Visited_20_Internet_20_Link">https://www.libsdl.org/</text:a></text:p>
      <text:p text:style-name="P19">Simple Fast Multimedia Library - <text:a xlink:type="simple" xlink:href="https://www.sfml-dev.org/" text:style-name="Internet_20_link" text:visited-style-name="Visited_20_Internet_20_Link">https://www.sfml-dev.org/</text:a></text:p>
      <text:p text:style-name="P20">Box2D - <text:a xlink:type="simple" xlink:href="https://box2d.org/" text:style-name="Internet_20_link" text:visited-style-name="Visited_20_Internet_20_Link">https://box2d.org/</text:a></text:p>
      <text:p text:style-name="P14"/>
      <text:p text:style-name="P15"><text:span text:style-name="T5">Team Members</text:span></text:p>
      <text:p text:style-name="P12"><text:span text:style-name="T5">Norbert Wyszkowski</text:span></text:p>
      <text:p text:style-name="P12"><text:span text:style-name="T5">Krzysztof Świątek</text:span></text:p>
      <text:p text:style-name="P12"><text:span text:style-name="T5">Roman Buhaitso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7T15:31:22.818000000</meta:creation-date>
    <dc:date>2022-10-17T17:07:28.075000000</dc:date>
    <meta:editing-duration>PT1H5M22S</meta:editing-duration>
    <meta:editing-cycles>25</meta:editing-cycles>
    <meta:generator>LibreOffice/4.3.5.2$Windows_x86 LibreOffice_project/3a87456aaa6a95c63eea1c1b3201acedf0751bd5</meta:generator>
    <meta:document-statistic meta:table-count="0" meta:image-count="0" meta:object-count="0" meta:page-count="2" meta:paragraph-count="37" meta:word-count="602" meta:character-count="3690" meta:non-whitespace-character-count="3117"/>
  </office:meta>
</office:document-meta>
</file>